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am_karto.rst" table:style-name="ta1">
        <table:shapes>
          <draw:frame draw:z-index="0" draw:style-name="gr1" draw:text-style-name="P1" svg:width="684.28pt" svg:height="296.84pt" svg:x="338.14pt" svg:y="25.43pt">
            <loext:p draw:notify-on-update-of-ranges="'slam_karto.rst'.A1:'slam_karto.rst'.A1 'slam_karto.rst'.A2:'slam_karto.rst'.A261 'slam_karto.rst'.B1:'slam_karto.rst'.B1 'slam_karto.rst'.B2:'slam_karto.rst'.B261 'slam_karto.rst'.C1:'slam_karto.rst'.C1 'slam_karto.rst'.C2:'slam_karto.rst'.C2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load</text:p>
          </table:table-cell>
          <table:table-cell office:value-type="string" calcext:value-type="string">
            <text:p>Memory loa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.8" calcext:value-type="float">
            <text:p>3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.5" calcext:value-type="float">
            <text:p>38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1" calcext:value-type="float">
            <text:p>3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5" calcext:value-type="float">
            <text:p>3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.7" calcext:value-type="float">
            <text:p>3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.2" calcext:value-type="float">
            <text:p>3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2" calcext:value-type="float">
            <text:p>39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.4" calcext:value-type="float">
            <text:p>40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.1" calcext:value-type="float">
            <text:p>4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8" calcext:value-type="float">
            <text:p>37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2" calcext:value-type="float">
            <text:p>37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7" calcext:value-type="float">
            <text:p>3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3" calcext:value-type="float">
            <text:p>3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.2" calcext:value-type="float">
            <text:p>3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.2" calcext:value-type="float">
            <text:p>3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.7" calcext:value-type="float">
            <text:p>3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.3" calcext:value-type="float">
            <text:p>3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.8" calcext:value-type="float">
            <text:p>3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.6" calcext:value-type="float">
            <text:p>33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.4" calcext:value-type="float">
            <text:p>33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.1" calcext:value-type="float">
            <text:p>33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.9" calcext:value-type="float">
            <text:p>32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.4" calcext:value-type="float">
            <text:p>3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.8" calcext:value-type="float">
            <text:p>3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4" calcext:value-type="float">
            <text:p>3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2" calcext:value-type="float">
            <text:p>3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.1" calcext:value-type="float">
            <text:p>3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.9" calcext:value-type="float">
            <text:p>31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.7" calcext:value-type="float">
            <text:p>3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6" calcext:value-type="float">
            <text:p>31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3" calcext:value-type="float">
            <text:p>31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.9" calcext:value-type="float">
            <text:p>3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.8" calcext:value-type="float">
            <text:p>3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.7" calcext:value-type="float">
            <text:p>3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.6" calcext:value-type="float">
            <text:p>3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.7" calcext:value-type="float">
            <text:p>3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.5" calcext:value-type="float">
            <text:p>3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.5" calcext:value-type="float">
            <text:p>32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.4" calcext:value-type="float">
            <text:p>33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2" calcext:value-type="float">
            <text:p>3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.7" calcext:value-type="float">
            <text:p>36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.6" calcext:value-type="float">
            <text:p>36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7.2" calcext:value-type="float">
            <text:p>3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4" calcext:value-type="float">
            <text:p>37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.2" calcext:value-type="float">
            <text:p>3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.9" calcext:value-type="float">
            <text:p>39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.6" calcext:value-type="float">
            <text:p>40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1.3" calcext:value-type="float">
            <text:p>41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.9" calcext:value-type="float">
            <text:p>41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.3" calcext:value-type="float">
            <text:p>4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.6" calcext:value-type="float">
            <text:p>4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3.2" calcext:value-type="float">
            <text:p>43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.8" calcext:value-type="float">
            <text:p>43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.5" calcext:value-type="float">
            <text:p>44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.6" calcext:value-type="float">
            <text:p>4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.1" calcext:value-type="float">
            <text:p>4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6.7" calcext:value-type="float">
            <text:p>46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7.2" calcext:value-type="float">
            <text:p>4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7.2" calcext:value-type="float">
            <text:p>4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.3" calcext:value-type="float">
            <text:p>4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7.8" calcext:value-type="float">
            <text:p>4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.1" calcext:value-type="float">
            <text:p>4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9.4" calcext:value-type="float">
            <text:p>4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9.7" calcext:value-type="float">
            <text:p>49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.5" calcext:value-type="float">
            <text:p>49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.4" calcext:value-type="float">
            <text:p>4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9.3" calcext:value-type="float">
            <text:p>4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9.2" calcext:value-type="float">
            <text:p>4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8.7" calcext:value-type="float">
            <text:p>48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.6" calcext:value-type="float">
            <text:p>4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.1" calcext:value-type="float">
            <text:p>4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.9" calcext:value-type="float">
            <text:p>4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7.8" calcext:value-type="float">
            <text:p>4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.6" calcext:value-type="float">
            <text:p>47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7.5" calcext:value-type="float">
            <text:p>47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7.5" calcext:value-type="float">
            <text:p>47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7.4" calcext:value-type="float">
            <text:p>47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7.4" calcext:value-type="float">
            <text:p>47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.2" calcext:value-type="float">
            <text:p>47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7.1" calcext:value-type="float">
            <text:p>47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7.1" calcext:value-type="float">
            <text:p>47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6.9" calcext:value-type="float">
            <text:p>46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6.9" calcext:value-type="float">
            <text:p>46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6.8" calcext:value-type="float">
            <text:p>46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6.8" calcext:value-type="float">
            <text:p>46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.7" calcext:value-type="float">
            <text:p>46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.5" calcext:value-type="float">
            <text:p>46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.5" calcext:value-type="float">
            <text:p>46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.2" calcext:value-type="float">
            <text:p>46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.7" calcext:value-type="float">
            <text:p>45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.9" calcext:value-type="float">
            <text:p>45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.2" calcext:value-type="float">
            <text:p>46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6.5" calcext:value-type="float">
            <text:p>46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6.6" calcext:value-type="float">
            <text:p>46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.8" calcext:value-type="float">
            <text:p>46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.5" calcext:value-type="float">
            <text:p>47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.6" calcext:value-type="float">
            <text:p>47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7.6" calcext:value-type="float">
            <text:p>47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.5" calcext:value-type="float">
            <text:p>47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7.7" calcext:value-type="float">
            <text:p>47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.3" calcext:value-type="float">
            <text:p>48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.6" calcext:value-type="float">
            <text:p>48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8.9" calcext:value-type="float">
            <text:p>48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9.1" calcext:value-type="float">
            <text:p>49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9.4" calcext:value-type="float">
            <text:p>49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9.7" calcext:value-type="float">
            <text:p>49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0.3" calcext:value-type="float">
            <text:p>5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.6" calcext:value-type="float">
            <text:p>5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.8" calcext:value-type="float">
            <text:p>5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.1" calcext:value-type="float">
            <text:p>5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.3" calcext:value-type="float">
            <text:p>51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1.5" calcext:value-type="float">
            <text:p>51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.8" calcext:value-type="float">
            <text:p>51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2.1" calcext:value-type="float">
            <text:p>52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.3" calcext:value-type="float">
            <text:p>52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.8" calcext:value-type="float">
            <text:p>52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.1" calcext:value-type="float">
            <text:p>53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.5" calcext:value-type="float">
            <text:p>53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.8" calcext:value-type="float">
            <text:p>53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4.5" calcext:value-type="float">
            <text:p>54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.7" calcext:value-type="float">
            <text:p>5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9" calcext:value-type="float">
            <text:p>54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5.1" calcext:value-type="float">
            <text:p>55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5.6" calcext:value-type="float">
            <text:p>5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5.7" calcext:value-type="float">
            <text:p>55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6.3" calcext:value-type="float">
            <text:p>5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6.4" calcext:value-type="float">
            <text:p>5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6.5" calcext:value-type="float">
            <text:p>5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6.9" calcext:value-type="float">
            <text:p>56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6.9" calcext:value-type="float">
            <text:p>5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7.1" calcext:value-type="float">
            <text:p>57.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7.3" calcext:value-type="float">
            <text:p>5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.4" calcext:value-type="float">
            <text:p>5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7:50:59.873519014</dc:date>
    <meta:editing-duration>PT6M31S</meta:editing-duration>
    <meta:editing-cycles>2</meta:editing-cycles>
    <meta:generator>LibreOffice/5.1.6.2$Linux_X86_64 LibreOffice_project/10m0$Build-2</meta:generator>
    <meta:document-statistic meta:table-count="1" meta:cell-count="7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41cm" svg:height="10.473cm" xlink:href=".." xlink:type="simple" chart:class="chart:line" chart:style-name="ch1">
        <chart:title svg:x="9.976cm" svg:y="0.345cm" chart:style-name="ch2">
          <text:p>Karto ressource use</text:p>
        </chart:title>
        <chart:legend chart:legend-position="end" svg:x="20.813cm" svg:y="4.688cm" style:legend-expansion="high" chart:style-name="ch3"/>
        <chart:plot-area chart:style-name="ch4" table:cell-range-address="'slam_karto.rst'.A1:'slam_karto.rst'.C261" chart:data-source-has-labels="both" svg:x="1.493cm" svg:y="1.333cm" svg:width="18.838cm" svg:height="7.95cm">
          <chartooo:coordinate-region svg:x="2.114cm" svg:y="1.454cm" svg:width="18.217cm" svg:height="6.826cm"/>
          <chart:axis chart:dimension="x" chart:name="primary-x" chart:style-name="ch5" chartooo:axis-type="auto">
            <chartooo:date-scale/>
            <chart:title svg:x="10.246cm" svg:y="9.492cm" chart:style-name="ch6">
              <text:p>seconds</text:p>
            </chart:title>
            <chart:categories table:cell-range-address="'slam_karto.rst'.A2:'slam_karto.rst'.A261"/>
          </chart:axis>
          <chart:axis chart:dimension="y" chart:name="primary-y" chart:style-name="ch5">
            <chart:title svg:x="0.451cm" svg:y="5.511cm" chart:style-name="ch7">
              <text:p>%</text:p>
            </chart:title>
            <chart:grid chart:style-name="ch8" chart:class="major"/>
          </chart:axis>
          <chart:series chart:style-name="ch9" chart:values-cell-range-address="'slam_karto.rst'.B2:'slam_karto.rst'.B261" chart:label-cell-address="'slam_karto.rst'.B1:'slam_karto.rst'.B1" chart:class="chart:line">
            <chart:data-point chart:repeated="260"/>
          </chart:series>
          <chart:series chart:style-name="ch10" chart:values-cell-range-address="'slam_karto.rst'.C2:'slam_karto.rst'.C261" chart:label-cell-address="'slam_karto.rst'.C1:'slam_karto.rst'.C1" chart:class="chart:line">
            <chart:data-point chart:repeated="2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load</text:p>
                <draw:g>
                  <svg:desc>'slam_karto.rst'.B1:'slam_karto.rst'.B1</svg:desc>
                </draw:g>
              </table:table-cell>
              <table:table-cell office:value-type="string">
                <text:p>Memory load</text:p>
                <draw:g>
                  <svg:desc>'slam_karto.rst'.C1:'slam_karto.rs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lam_karto.rst'.A2:'slam_karto.rst'.A261</svg:desc>
                </draw:g>
              </table:table-cell>
              <table:table-cell office:value-type="float" office:value="0">
                <text:p>0</text:p>
                <draw:g>
                  <svg:desc>'slam_karto.rst'.B2:'slam_karto.rst'.B261</svg:desc>
                </draw:g>
              </table:table-cell>
              <table:table-cell office:value-type="float" office:value="0.1">
                <text:p>0.1</text:p>
                <draw:g>
                  <svg:desc>'slam_karto.rst'.C2:'slam_karto.rst'.C26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7">
                <text:p>9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4">
                <text:p>1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6">
                <text:p>1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2">
                <text:p>2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.8">
                <text:p>3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.9">
                <text:p>35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.6">
                <text:p>39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.5">
                <text:p>38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.1">
                <text:p>34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.1">
                <text:p>36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4.5">
                <text:p>34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.7">
                <text:p>3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.7">
                <text:p>32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.2">
                <text:p>3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6.8">
                <text:p>3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9.2">
                <text:p>39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0.4">
                <text:p>4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0.1">
                <text:p>4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8.6">
                <text:p>3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7.8">
                <text:p>37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7.2">
                <text:p>37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6.7">
                <text:p>36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6.2">
                <text:p>36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5.7">
                <text:p>3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5.3">
                <text:p>35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.2">
                <text:p>3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5.2">
                <text:p>3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.7">
                <text:p>34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4.3">
                <text:p>3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4.1">
                <text:p>3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4.1">
                <text:p>3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3.8">
                <text:p>3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3.6">
                <text:p>3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.4">
                <text:p>33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3.1">
                <text:p>33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2.9">
                <text:p>32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2.4">
                <text:p>3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2.8">
                <text:p>3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2.4">
                <text:p>3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2.2">
                <text:p>32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2.1">
                <text:p>32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1.9">
                <text:p>3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1.7">
                <text:p>3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1.6">
                <text:p>3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.4">
                <text:p>3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1.4">
                <text:p>3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3">
                <text:p>3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1.1">
                <text:p>3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1.1">
                <text:p>3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0.9">
                <text:p>3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0.8">
                <text:p>3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0.7">
                <text:p>3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0.6">
                <text:p>3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.7">
                <text:p>3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1.5">
                <text:p>3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2.5">
                <text:p>3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3.4">
                <text:p>3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4.3">
                <text:p>34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5.1">
                <text:p>35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2">
                <text:p>3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6.7">
                <text:p>36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6.6">
                <text:p>36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7.2">
                <text:p>3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7.4">
                <text:p>37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7.8">
                <text:p>3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7.8">
                <text:p>3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8.4">
                <text:p>3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9.2">
                <text:p>3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9.9">
                <text:p>3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0.6">
                <text:p>4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1.3">
                <text:p>41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1.9">
                <text:p>41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2.3">
                <text:p>42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2.6">
                <text:p>4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3.2">
                <text:p>4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3.8">
                <text:p>43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4.5">
                <text:p>44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6.1">
                <text:p>4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6.7">
                <text:p>46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7.2">
                <text:p>4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7.2">
                <text:p>4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7.3">
                <text:p>4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7.8">
                <text:p>4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8.1">
                <text:p>4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48.9">
                <text:p>4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9.4">
                <text:p>4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9.9">
                <text:p>4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9.8">
                <text:p>49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9.7">
                <text:p>49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9.5">
                <text:p>49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9.4">
                <text:p>4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9.3">
                <text:p>4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9.2">
                <text:p>4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9">
                <text:p>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8.9">
                <text:p>4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8.7">
                <text:p>48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8.6">
                <text:p>4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8.3">
                <text:p>4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8.1">
                <text:p>4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7.9">
                <text:p>4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7.8">
                <text:p>4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7.6">
                <text:p>47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7.4">
                <text:p>47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7.4">
                <text:p>47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7.2">
                <text:p>4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7.1">
                <text:p>47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7.1">
                <text:p>47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7">
                <text:p>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6.9">
                <text:p>46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6.9">
                <text:p>46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6.8">
                <text:p>4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6.8">
                <text:p>4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6.7">
                <text:p>46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6.5">
                <text:p>4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6.5">
                <text:p>4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6.2">
                <text:p>4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6">
                <text:p>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5.7">
                <text:p>45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5.9">
                <text:p>45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6.2">
                <text:p>4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6.5">
                <text:p>4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6.6">
                <text:p>4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46.8">
                <text:p>46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47.2">
                <text:p>47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47">
                <text:p>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47.5">
                <text:p>4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7.6">
                <text:p>47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7.6">
                <text:p>47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7.5">
                <text:p>4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7.2">
                <text:p>47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47.1">
                <text:p>47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7.7">
                <text:p>47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8.3">
                <text:p>48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8.6">
                <text:p>48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48.9">
                <text:p>48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49.1">
                <text:p>49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49.4">
                <text:p>49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49.7">
                <text:p>49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50.3">
                <text:p>5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50.6">
                <text:p>5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50.8">
                <text:p>5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51.1">
                <text:p>5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51.3">
                <text:p>51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1.5">
                <text:p>5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1.8">
                <text:p>5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52.1">
                <text:p>5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.3">
                <text:p>52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52.6">
                <text:p>52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2.8">
                <text:p>52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53.1">
                <text:p>53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53.5">
                <text:p>53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53.8">
                <text:p>53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54">
                <text:p>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54.3">
                <text:p>54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54.5">
                <text:p>54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54.7">
                <text:p>54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54.9">
                <text:p>54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55.1">
                <text:p>55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55.2">
                <text:p>5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55.4">
                <text:p>5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5.6">
                <text:p>5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55.7">
                <text:p>55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55.8">
                <text:p>5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55.8">
                <text:p>5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56">
                <text:p>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56.1">
                <text:p>56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56.3">
                <text:p>5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56.4">
                <text:p>5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56.5">
                <text:p>5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56.7">
                <text:p>5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56.9">
                <text:p>56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56.9">
                <text:p>56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57.1">
                <text:p>57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7.3">
                <text:p>57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6.4">
                <text:p>5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55.5">
                <text:p>5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